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4.297cm" fo:margin-left="0.011cm" table:align="left"/>
    </style:style>
    <style:style style:name="Таблица2.A" style:family="table-column">
      <style:table-column-properties style:column-width="4.297cm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.59cm" table:align="margins" style:writing-mode="lr-tb"/>
    </style:style>
    <style:style style:name="Таблица3.A" style:family="table-column">
      <style:table-column-properties style:column-width="17.59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1" style:family="table">
      <style:table-properties style:width="17.59cm" table:align="margins" style:writing-mode="lr-tb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4" style:family="table">
      <style:table-properties style:width="17.59cm" table:align="margins" style:writing-mode="lr-tb"/>
    </style:style>
    <style:style style:name="Таблица4.A" style:family="table-column">
      <style:table-column-properties style:column-width="17.59cm" style:rel-column-width="65535*"/>
    </style:style>
    <style:style style:name="Таблица4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 officeooo:paragraph-rsid="001f8786"/>
    </style:style>
    <style:style style:name="P2" style:family="paragraph" style:parent-style-name="Standard">
      <style:text-properties style:font-name="Times New Roman" officeooo:rsid="001f8786" officeooo:paragraph-rsid="0017a5c9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style:text-underline-style="none" officeooo:paragraph-rsid="000d472f" style:font-size-asian="14pt" style:font-size-complex="14pt"/>
    </style:style>
    <style:style style:name="P4" style:family="paragraph" style:parent-style-name="Standard">
      <style:text-properties fo:color="#000000" style:font-name="Consolas" fo:font-size="9.5pt" fo:background-color="#ffffff" style:font-size-asian="9.5pt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9.5pt" officeooo:paragraph-rsid="0017a5c9" fo:background-color="#ffffff" style:font-size-asian="9.5pt"/>
    </style:style>
    <style:style style:name="P6" style:family="paragraph" style:parent-style-name="Standard">
      <style:text-properties fo:color="#000000" style:font-name="Consolas" fo:font-size="9.5pt" officeooo:paragraph-rsid="001f8786" fo:background-color="#ffffff" style:font-size-asian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officeooo:rsid="0014885a" officeooo:paragraph-rsid="001f8786" fo:background-color="#ffffff" style:font-size-asian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officeooo:rsid="0014885a" officeooo:paragraph-rsid="0014ed48" fo:background-color="#ffffff" style:font-size-asian="9.5pt"/>
    </style:style>
    <style:style style:name="P9" style:family="paragraph" style:parent-style-name="Standard">
      <style:paragraph-properties fo:text-align="start" style:justify-single-word="false"/>
      <style:text-properties fo:color="#808080" style:font-name="Consolas" fo:font-size="9.5pt" fo:language="ru" fo:country="RU" officeooo:rsid="0014885a" officeooo:paragraph-rsid="0014ed48" fo:background-color="#ffffff" style:font-size-asian="9.5pt"/>
    </style:style>
    <style:style style:name="P10" style:family="paragraph" style:parent-style-name="Standard">
      <style:text-properties officeooo:paragraph-rsid="001f8786"/>
    </style:style>
    <style:style style:name="P1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bold" officeooo:rsid="0002bc4e" officeooo:paragraph-rsid="0002bc4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bold" officeooo:rsid="0002bc4e" officeooo:paragraph-rsid="0017a5c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normal" officeooo:rsid="0002bc4e" officeooo:paragraph-rsid="001c554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font-size="14pt" fo:language="ru" fo:country="RU" fo:font-weight="bold" officeooo:rsid="0002bc4e" officeooo:paragraph-rsid="0014ed4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font-size="14pt" fo:language="ru" fo:country="RU" fo:font-weight="bold" officeooo:rsid="0002bc4e" officeooo:paragraph-rsid="001f878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officeooo:paragraph-rsid="00241559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0pt" fo:font-weight="bold" officeooo:paragraph-rsid="00241559" style:font-name-asian="Times New Roman" style:font-size-asian="10pt" style:language-asian="ru" style:country-asian="RU" style:font-weight-asian="bold" style:font-size-complex="10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officeooo:paragraph-rsid="00241559" style:font-name-asian="Times New Roman" style:font-size-asian="12pt" style:language-asian="ru" style:country-asian="RU" style:font-size-complex="12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2pt" officeooo:paragraph-rsid="00241559" style:font-name-asian="Times New Roman" style:font-size-asian="12pt" style:language-asian="ru" style:country-asian="RU" style:font-size-complex="12pt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style:text-underline-style="solid" style:text-underline-width="auto" style:text-underline-color="font-color" officeooo:paragraph-rsid="00241559" style:font-name-asian="Times New Roman" style:font-size-asian="12pt" style:language-asian="ru" style:country-asian="RU" style:font-size-complex="12pt"/>
    </style:style>
    <style:style style:name="P2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text-transform="uppercase" fo:color="#000000" style:font-name="Times New Roman" fo:font-size="12pt" fo:font-weight="bold" officeooo:paragraph-rsid="00241559" style:font-name-asian="Times New Roman" style:font-size-asian="12pt" style:language-asian="ru" style:country-asian="RU" style:font-weight-asian="bold" style:font-size-complex="12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text-transform="uppercase" fo:color="#000000" style:font-name="Times New Roman" fo:font-weight="bold" officeooo:paragraph-rsid="00241559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241559"/>
    </style:style>
    <style:style style:name="P25" style:family="paragraph" style:parent-style-name="Standard">
      <style:paragraph-properties fo:margin-left="0cm" fo:margin-right="0cm" fo:margin-top="0.009cm" fo:margin-bottom="0cm" loext:contextual-spacing="false" fo:text-align="center" style:justify-single-word="false" fo:text-indent="0cm" style:auto-text-indent="false"/>
      <style:text-properties fo:color="#000000" style:font-name="Times New Roman" fo:font-size="16pt" officeooo:paragraph-rsid="00241559" style:font-name-asian="Times New Roman" style:font-size-asian="16pt" style:language-asian="ru" style:country-asian="RU" style:font-size-complex="16pt"/>
    </style:style>
    <style:style style:name="P26" style:family="paragraph" style:parent-style-name="Standard">
      <style:paragraph-properties fo:margin-left="0cm" fo:margin-right="0cm" fo:margin-top="0.009cm" fo:margin-bottom="0cm" loext:contextual-spacing="false" fo:text-align="start" style:justify-single-word="false" fo:text-indent="0cm" style:auto-text-indent="false"/>
      <style:text-properties fo:color="#333333" style:font-name="Times New Roman" fo:font-size="12pt" fo:language="ru" fo:country="RU" officeooo:rsid="00375afb" officeooo:paragraph-rsid="00241559" style:font-name-asian="Times New Roman" style:font-size-asian="12pt" style:language-asian="ru" style:country-asian="RU" style:font-size-complex="12pt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.319cm" style:auto-text-indent="false"/>
      <style:text-properties fo:color="#000000" style:font-name="Times New Roman" officeooo:paragraph-rsid="00241559"/>
    </style:style>
    <style:style style:name="P28" style:family="paragraph" style:parent-style-name="Standard">
      <style:paragraph-properties fo:margin-left="0cm" fo:margin-right="0cm" fo:margin-top="0.009cm" fo:margin-bottom="0cm" loext:contextual-spacing="false" fo:line-height="100%" fo:text-align="end" style:justify-single-word="false" fo:text-indent="0.319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officeooo:paragraph-rsid="00241559" style:font-name-asian="Times New Roman" style:font-size-asian="12pt" style:language-asian="ru" style:country-asian="RU" style:font-size-complex="12pt"/>
    </style:style>
    <style:style style:name="P29" style:family="paragraph" style:parent-style-name="Standard">
      <style:paragraph-properties fo:margin-left="11.432cm" fo:margin-right="0cm" fo:line-height="100%" fo:text-align="start" style:justify-single-word="false" fo:text-indent="0cm" style:auto-text-indent="false"/>
      <style:text-properties fo:color="#000000" style:font-name="Times New Roman" fo:font-size="12pt" officeooo:paragraph-rsid="00241559" style:font-name-asian="Times New Roman" style:font-size-asian="12pt" style:language-asian="ru" style:country-asian="RU" style:font-size-complex="12pt"/>
    </style:style>
    <style:style style:name="P30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officeooo:paragraph-rsid="00241559" style:font-name-asian="Times New Roman" style:font-size-asian="12pt" style:language-asian="ru" style:country-asian="RU" style:font-size-complex="12pt"/>
    </style:style>
    <style:style style:name="P31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language="ru" fo:country="RU" officeooo:rsid="00375373" officeooo:paragraph-rsid="00241559" style:font-name-asian="Times New Roman" style:font-size-asian="12pt" style:language-asian="ru" style:country-asian="RU" style:font-size-complex="12pt"/>
    </style:style>
    <style:style style:name="P32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333333" style:text-line-through-style="none" style:text-line-through-type="none" style:font-name="Times New Roman" fo:font-size="12pt" fo:letter-spacing="normal" fo:font-style="normal" fo:font-weight="normal" officeooo:paragraph-rsid="00241559" style:font-name-asian="Times New Roman" style:font-size-asian="12pt" style:language-asian="ru" style:country-asian="RU" style:font-size-complex="12pt"/>
    </style:style>
    <style:style style:name="P33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333333" style:text-line-through-style="none" style:text-line-through-type="none" style:font-name="Times New Roman" fo:font-size="12pt" fo:letter-spacing="normal" fo:language="en" fo:country="US" fo:font-style="normal" fo:font-weight="normal" officeooo:rsid="00375afb" officeooo:paragraph-rsid="00241559" style:font-name-asian="Times New Roman" style:font-size-asian="12pt" style:language-asian="ru" style:country-asian="RU" style:font-size-complex="12pt"/>
    </style:style>
    <style:style style:name="P34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paragraph-rsid="00241559" style:font-name-asian="Times New Roman" style:font-size-asian="12pt" style:language-asian="ru" style:country-asian="RU" style:font-size-complex="12pt"/>
    </style:style>
    <style:style style:name="P35" style:family="paragraph" style:parent-style-name="Standard">
      <style:paragraph-properties fo:margin-left="11.43cm" fo:margin-right="0cm" fo:margin-top="0.009cm" fo:margin-bottom="0cm" loext:contextual-spacing="false" fo:text-align="end" style:justify-single-word="false" fo:text-indent="0cm" style:auto-text-indent="false"/>
      <style:text-properties fo:color="#000000" style:font-name="Times New Roman" fo:font-size="12pt" officeooo:paragraph-rsid="00241559" style:font-name-asian="Times New Roman" style:font-size-asian="12pt" style:language-asian="ru" style:country-asian="RU" style:font-size-complex="12pt"/>
    </style:style>
    <style:style style:name="P36" style:family="paragraph" style:parent-style-name="Standard">
      <style:paragraph-properties fo:margin-left="7.62cm" fo:margin-right="0cm" fo:margin-top="0.009cm" fo:margin-bottom="0cm" loext:contextual-spacing="false" fo:text-align="center" style:justify-single-word="false" fo:text-indent="-7.62cm" style:auto-text-indent="false"/>
      <style:text-properties fo:color="#000000" style:font-name="Times New Roman" fo:font-size="12pt" officeooo:paragraph-rsid="00241559" style:font-name-asian="Times New Roman" style:font-size-asian="12pt" style:language-asian="ru" style:country-asian="RU" style:font-size-complex="14pt"/>
    </style:style>
    <style:style style:name="P37" style:family="paragraph" style:parent-style-name="Standard">
      <style:paragraph-properties fo:margin-left="7.62cm" fo:margin-right="0cm" fo:margin-top="0.009cm" fo:margin-bottom="0cm" loext:contextual-spacing="false" fo:text-align="center" style:justify-single-word="false" fo:text-indent="-7.62cm" style:auto-text-indent="false"/>
      <style:text-properties fo:color="#000000" style:font-name="Times New Roman" officeooo:paragraph-rsid="00241559" style:font-name-asian="Times New Roman" style:language-asian="ru" style:country-asian="RU" style:font-size-complex="14pt"/>
    </style:style>
    <style:style style:name="P38" style:family="paragraph" style:parent-style-name="Table_20_Contents">
      <style:paragraph-properties fo:text-align="end" style:justify-single-word="false"/>
      <style:text-properties style:font-name="Times New Roman" fo:font-size="12pt" officeooo:paragraph-rsid="00241559" style:font-name-asian="Times New Roman" style:font-size-asian="12pt" style:font-size-complex="12pt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language="ru" fo:country="RU" officeooo:rsid="00375373" officeooo:paragraph-rsid="00241559"/>
    </style:style>
    <style:style style:name="P40" style:family="paragraph" style:parent-style-name="Standard" style:master-page-name="Standard">
      <style:paragraph-properties fo:margin-left="0cm" fo:margin-right="0cm" fo:line-height="100%" fo:text-align="center" style:justify-single-word="false" fo:text-indent="0cm" style:auto-text-indent="false" style:page-number="auto"/>
      <style:text-properties fo:color="#000000" style:text-line-through-style="none" style:text-line-through-type="none" style:font-name="Times New Roman" fo:font-size="12pt" fo:letter-spacing="0.002cm" officeooo:rsid="000660c5" officeooo:paragraph-rsid="00241559" style:font-name-asian="Times New Roman" style:font-size-asian="12pt" style:language-asian="ru" style:country-asian="RU" style:font-size-complex="12pt"/>
    </style:style>
    <style:style style:name="P41" style:family="paragraph" style:parent-style-name="Standard" style:list-style-name="L1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1c5547" style:font-size-asian="14pt" style:font-weight-asian="normal" style:font-size-complex="14pt" style:font-weight-complex="normal"/>
    </style:style>
    <style:style style:name="P42" style:family="paragraph" style:parent-style-name="Standard" style:list-style-name="L1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113462" style:font-size-asian="14pt" style:font-weight-asian="normal" style:font-size-complex="14pt" style:font-weight-complex="normal"/>
    </style:style>
    <style:style style:name="P43" style:family="paragraph" style:parent-style-name="Standard" style:list-style-name="L2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1c5547" style:font-size-asian="14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1c5547" style:font-size-asian="14pt" style:font-weight-asian="normal" style:font-size-complex="14pt" style:font-weight-complex="normal"/>
    </style:style>
    <style:style style:name="P45" style:family="paragraph" style:parent-style-name="Standard" style:list-style-name="L4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1c5547" style:font-size-asian="14pt" style:font-weight-asian="normal" style:font-size-complex="14pt" style:font-weight-complex="normal"/>
    </style:style>
    <style:style style:name="P46" style:family="paragraph" style:parent-style-name="Heading_20_1">
      <style:paragraph-properties fo:text-align="center" style:justify-single-word="false"/>
      <style:text-properties style:font-name="Times New Roman" fo:language="ru" fo:country="RU" officeooo:rsid="00375373" officeooo:paragraph-rsid="00241559"/>
    </style:style>
    <style:style style:name="P47" style:family="paragraph" style:parent-style-name="Heading_20_1">
      <style:paragraph-properties fo:text-align="center" style:justify-single-word="false"/>
      <style:text-properties style:font-name="Times New Roman" officeooo:paragraph-rsid="00241559"/>
    </style:style>
    <style:style style:name="P48" style:family="paragraph" style:parent-style-name="Heading_20_1">
      <style:paragraph-properties fo:margin-left="0cm" fo:margin-right="0cm" fo:margin-top="0.009cm" fo:margin-bottom="0cm" loext:contextual-spacing="false" fo:text-align="center" style:justify-single-word="false" fo:text-indent="0cm" style:auto-text-indent="false"/>
      <style:text-properties fo:color="#000000" style:font-name="Times New Roman" fo:font-size="16pt" officeooo:paragraph-rsid="00241559" style:font-name-asian="Times New Roman" style:font-size-asian="16pt" style:language-asian="ru" style:country-asian="RU" style:font-size-complex="16pt"/>
    </style:style>
    <style:style style:name="P49" style:family="paragraph" style:parent-style-name="Heading_20_2">
      <style:text-properties style:font-name="Times New Roman"/>
    </style:style>
    <style:style style:name="P50" style:family="paragraph" style:parent-style-name="Heading_20_2">
      <style:text-properties style:font-name="Times New Roman" fo:font-size="14pt" style:font-size-asian="14pt" style:font-size-complex="14pt"/>
    </style:style>
    <style:style style:name="P51" style:family="paragraph" style:parent-style-name="Heading_20_2">
      <style:text-properties style:font-name="Times New Roman" officeooo:paragraph-rsid="000d472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/>
    </style:style>
    <style:style style:name="T3" style:family="text">
      <style:text-properties style:font-name="Times New Roman" officeooo:rsid="00204233"/>
    </style:style>
    <style:style style:name="T4" style:family="text">
      <style:text-properties fo:language="ru" fo:country="RU" officeooo:rsid="000d472f"/>
    </style:style>
    <style:style style:name="T5" style:family="text">
      <style:text-properties fo:language="ru" fo:country="RU" officeooo:rsid="001f8786"/>
    </style:style>
    <style:style style:name="T6" style:family="text">
      <style:text-properties fo:language="ru" fo:country="RU" officeooo:rsid="00204233"/>
    </style:style>
    <style:style style:name="T7" style:family="text">
      <style:text-properties fo:language="ru" fo:country="RU" officeooo:rsid="00375373"/>
    </style:style>
    <style:style style:name="T8" style:family="text">
      <style:text-properties fo:language="ru" fo:country="RU" officeooo:rsid="0024ad87"/>
    </style:style>
    <style:style style:name="T9" style:family="text">
      <style:text-properties fo:language="en" fo:country="US" officeooo:rsid="001e3d66"/>
    </style:style>
    <style:style style:name="T10" style:family="text">
      <style:text-properties fo:language="en" fo:country="US" officeooo:rsid="001f8786"/>
    </style:style>
    <style:style style:name="T11" style:family="text">
      <style:text-properties fo:color="#808080" style:font-name="Consolas" fo:font-size="9.5pt" fo:background-color="#ffffff" loext:char-shading-value="0" style:font-size-asian="9.5pt"/>
    </style:style>
    <style:style style:name="T12" style:family="text">
      <style:text-properties fo:color="#808080" fo:background-color="#ffffff" loext:char-shading-value="0"/>
    </style:style>
    <style:style style:name="T13" style:family="text">
      <style:text-properties fo:color="#000000" style:font-name="Consolas" fo:font-size="9.5pt" fo:background-color="#ffffff" loext:char-shading-value="0" style:font-size-asian="9.5pt"/>
    </style:style>
    <style:style style:name="T14" style:family="text">
      <style:text-properties fo:color="#000000" fo:background-color="#ffffff" loext:char-shading-value="0"/>
    </style:style>
    <style:style style:name="T15" style:family="text">
      <style:text-properties fo:color="#000000" style:font-name="Times New Roman" fo:font-size="12pt" fo:language="ru" fo:country="RU" officeooo:rsid="0002bc4e" style:font-name-asian="Times New Roman" style:font-size-asian="12pt" style:language-asian="ru" style:country-asian="RU" style:font-size-complex="12pt"/>
    </style:style>
    <style:style style:name="T16" style:family="text">
      <style:text-properties fo:color="#000000" style:font-name="Times New Roman" fo:font-size="12pt" fo:language="ru" fo:country="RU" officeooo:rsid="0003d0d0" style:font-name-asian="Times New Roman" style:font-size-asian="12pt" style:language-asian="ru" style:country-asian="RU" style:font-size-complex="12pt"/>
    </style:style>
    <style:style style:name="T17" style:family="text">
      <style:text-properties fo:color="#000000" style:font-name="Times New Roman" fo:font-size="12pt" fo:language="ru" fo:country="RU" officeooo:rsid="00375373" style:font-name-asian="Times New Roman" style:font-size-asian="12pt" style:language-asian="ru" style:country-asian="RU" style:font-size-complex="12pt"/>
    </style:style>
    <style:style style:name="T18" style:family="text">
      <style:text-properties fo:color="#000000" style:text-line-through-style="none" style:text-line-through-type="none" style:font-name="Times New Roman" fo:font-size="12pt" style:text-underline-style="none" fo:font-weight="bold" style:font-name-asian="Times New Roman" style:font-size-asian="12pt" style:language-asian="ru" style:country-asian="RU" style:font-weight-asian="bold" style:font-size-complex="12pt"/>
    </style:style>
    <style:style style:name="T19" style:family="text">
      <style:text-properties fo:color="#6f008a" style:font-name="Consolas" fo:font-size="9.5pt" fo:background-color="#ffffff" loext:char-shading-value="0" style:font-size-asian="9.5pt"/>
    </style:style>
    <style:style style:name="T20" style:family="text">
      <style:text-properties fo:color="#a31515" style:font-name="Consolas" fo:font-size="9.5pt" fo:background-color="#ffffff" loext:char-shading-value="0" style:font-size-asian="9.5pt"/>
    </style:style>
    <style:style style:name="T21" style:family="text">
      <style:text-properties fo:color="#a31515" fo:background-color="#ffffff" loext:char-shading-value="0"/>
    </style:style>
    <style:style style:name="T22" style:family="text">
      <style:text-properties fo:color="#0000ff" style:font-name="Consolas" fo:font-size="9.5pt" fo:background-color="#ffffff" loext:char-shading-value="0" style:font-size-asian="9.5pt"/>
    </style:style>
    <style:style style:name="T23" style:family="text">
      <style:text-properties fo:color="#2b91af" style:font-name="Consolas" fo:font-size="9.5pt" fo:background-color="#ffffff" loext:char-shading-value="0" style:font-size-asian="9.5pt"/>
    </style:style>
    <style:style style:name="T24" style:family="text">
      <style:text-properties fo:color="#008000" style:font-name="Consolas" fo:font-size="9.5pt" fo:background-color="#ffffff" loext:char-shading-value="0" style:font-size-asian="9.5pt"/>
    </style:style>
    <style:style style:name="T25" style:family="text">
      <style:text-properties fo:color="#008000" fo:background-color="#ffffff" loext:char-shading-value="0"/>
    </style:style>
    <style:style style:name="T26" style:family="text">
      <style:text-properties fo:color="#008080" style:font-name="Consolas" fo:font-size="9.5pt" fo:background-color="#ffffff" loext:char-shading-value="0" style:font-size-asian="9.5pt"/>
    </style:style>
    <style:style style:name="T27" style:family="text">
      <style:text-properties officeooo:rsid="009df4ee"/>
    </style:style>
    <style:style style:name="T28" style:family="text">
      <style:text-properties officeooo:rsid="001c5547"/>
    </style:style>
    <style:style style:name="T29" style:family="text">
      <style:text-properties officeooo:rsid="001e3d66"/>
    </style:style>
    <style:style style:name="T30" style:family="text">
      <style:text-properties fo:background-color="#ffffff" loext:char-shading-value="0"/>
    </style:style>
    <style:style style:name="T31" style:family="text">
      <style:text-properties fo:font-size="12pt" style:font-name-asian="Times New Roman" style:font-size-asian="12pt" style:language-asian="ru" style:country-asian="RU" style:font-size-complex="12pt"/>
    </style:style>
    <style:style style:name="T32" style:family="text">
      <style:text-properties fo:font-size="12pt" style:font-name-asian="Times New Roman" style:font-size-asian="12pt" style:language-asian="ru" style:country-asian="RU" style:font-weight-asian="bold" style:font-size-complex="12pt"/>
    </style:style>
    <style:style style:name="T33" style:family="text">
      <style:text-properties fo:font-size="12pt" fo:letter-spacing="0.002cm" style:font-name-asian="Times New Roman" style:font-size-asian="12pt" style:language-asian="ru" style:country-asian="RU" style:font-size-complex="12pt"/>
    </style:style>
    <style:style style:name="T34" style:family="text">
      <style:text-properties fo:font-size="12pt" fo:letter-spacing="0.002cm" officeooo:rsid="0003d0d0" style:font-name-asian="Times New Roman" style:font-size-asian="12pt" style:language-asian="ru" style:country-asian="RU" style:font-size-complex="12pt"/>
    </style:style>
    <style:style style:name="T35" style:family="text">
      <style:text-properties fo:font-variant="normal" fo:text-transform="none" style:text-line-through-style="none" style:text-line-through-type="none" fo:letter-spacing="normal" fo:font-style="normal" style:text-underline-style="none"/>
    </style:style>
    <style:style style:name="T36" style:family="text">
      <style:text-properties fo:font-variant="normal" fo:text-transform="none" style:text-line-through-style="none" style:text-line-through-type="none" fo:letter-spacing="normal" fo:font-style="normal" style:text-underline-style="none" officeooo:rsid="000660c5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bold" officeooo:rsid="000660c5" style:text-blinking="false" fo:background-color="#ffffff" loext:char-shading-value="0" style:font-weight-asian="bold" style:font-weight-complex="bold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style:text-underline-style="none" fo:font-weight="bold" officeooo:rsid="00375373" style:font-weight-asian="bold" style:font-weight-complex="bold"/>
    </style:style>
    <style:style style:name="T41" style:family="text">
      <style:text-properties style:text-underline-style="none" officeooo:rsid="0003d0d0"/>
    </style:style>
    <style:style style:name="T42" style:family="text">
      <style:text-properties style:text-underline-style="none" officeooo:rsid="0008168f"/>
    </style:style>
    <style:style style:name="T43" style:family="text">
      <style:text-properties style:text-underline-style="none" officeooo:rsid="00375afb"/>
    </style:style>
    <style:style style:name="T44" style:family="text">
      <style:text-properties style:text-underline-style="none" officeooo:rsid="00274a6e"/>
    </style:style>
    <style:style style:name="T45" style:family="text">
      <style:text-properties officeooo:rsid="0003d0d0"/>
    </style:style>
    <style:style style:name="T46" style:family="text">
      <style:text-properties officeooo:rsid="000816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40">Национальный исследовательский институт</text:p>
      <text:p text:style-name="P27"><text:span text:style-name="T33">«</text:span><text:span text:style-name="T34">Московский Авиационный Институт</text:span><text:span text:style-name="T31">»</text:span></text:p>
      <text:p text:style-name="P22"/>
      <text:p text:style-name="P23"><text:span text:style-name="T32">факультет </text:span><text:span text:style-name="T35">ИНФОРМАЦИОННЫ</text:span><text:span text:style-name="T36">Х</text:span><text:span text:style-name="T35"> ТЕХНОЛОГИ</text:span><text:span text:style-name="T36">Й</text:span><text:span text:style-name="T35"> И ПРИКЛАДН</text:span><text:span text:style-name="T36">ОЙ</text:span><text:span text:style-name="T35"> МАТЕМАТИК</text:span><text:span text:style-name="T36">И</text:span></text:p>
      <text:p text:style-name="P24"><text:span text:style-name="T18">Кафедра </text:span><text:a xlink:type="simple" xlink:href="https://www.mai.ru/education/fpmf/806/" text:style-name="Internet_20_link" text:visited-style-name="Visited_20_Internet_20_Link"><text:span text:style-name="T37">вычислительн</text:span></text:a><text:a xlink:type="simple" xlink:href="https://www.mai.ru/education/fpmf/806/" text:style-name="Internet_20_link" text:visited-style-name="Visited_20_Internet_20_Link"><text:span text:style-name="T38">ой</text:span></text:a><text:a xlink:type="simple" xlink:href="https://www.mai.ru/education/fpmf/806/" text:style-name="Internet_20_link" text:visited-style-name="Visited_20_Internet_20_Link"><text:span text:style-name="T37"> математик</text:span></text:a><text:a xlink:type="simple" xlink:href="https://www.mai.ru/education/fpmf/806/" text:style-name="Internet_20_link" text:visited-style-name="Visited_20_Internet_20_Link"><text:span text:style-name="T38">и</text:span></text:a><text:a xlink:type="simple" xlink:href="https://www.mai.ru/education/fpmf/806/" text:style-name="Internet_20_link" text:visited-style-name="Visited_20_Internet_20_Link"><text:span text:style-name="T37"> и программировани</text:span></text:a><text:span text:style-name="T38">я</text:span></text:p>
      <text:p text:style-name="P18"/>
      <text:p text:style-name="P20"/>
      <text:p text:style-name="P29"/>
      <text:p text:style-name="P25"/>
      <text:h text:style-name="P46" text:outline-level="1"/>
      <text:h text:style-name="P46" text:outline-level="1"/>
      <text:p text:style-name="P39"/>
      <text:h text:style-name="P47" text:outline-level="1">Отчет по лабораторной работе № <text:span text:style-name="T8">3</text:span></text:h>
      <text:h text:style-name="P48" text:outline-level="1">по курсу «Объектно-ориентированное программирование»</text:h>
      <text:p text:style-name="P35"/>
      <text:p text:style-name="P35"/>
      <text:p text:style-name="P30">Работу выполнил </text:p>
      <text:p text:style-name="P30">студент <text:span text:style-name="T40">2</text:span><text:span text:style-name="T41"> </text:span>курса </text:p>
      <text:p text:style-name="P30"><text:span text:style-name="T39">очного</text:span> отделения</text:p>
      <text:p text:style-name="P30"><text:span text:style-name="T45">Куликов Алексей Владимирович</text:span> </text:p>
      <text:p text:style-name="P31">группы М80-208Б</text:p>
      <text:p text:style-name="P30"/>
      <text:p text:style-name="P32"><text:span text:style-name="T46">п</text:span>реподавател<text:span text:style-name="T46">ь:</text:span></text:p>
      <text:p text:style-name="P32">Поповкин Александр Викторович</text:p>
      <text:p text:style-name="P33"/>
      <text:p text:style-name="P34"/>
      <text:p text:style-name="P36"/>
      <text:p text:style-name="P37"/>
      <text:p text:style-name="P37"/>
      <text:p text:style-name="P37"/>
      <text:p text:style-name="P26">Оценка: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8"/>
          </table:table-cell>
        </table:table-row>
      </table:table>
      <text:p text:style-name="P28"/>
      <text:p text:style-name="P19">Подпись <text:span text:style-name="T7">преподавателя</text:span></text:p>
      <text:p text:style-name="P21"><text:s text:c="14"/></text:p>
      <text:p text:style-name="P19">Подпись студента</text:p>
      <text:p text:style-name="P21"><text:s text:c="14"/></text:p>
      <text:p text:style-name="P19"><text:span text:style-name="T7">Ч</text:span>исло</text:p>
      <text:p text:style-name="P19"><text:span text:style-name="T42">2</text:span><text:span text:style-name="T44">8</text:span><text:span text:style-name="T42">.</text:span><text:span text:style-name="T44">09</text:span><text:span text:style-name="T42">.</text:span><text:span text:style-name="T43">2018</text:span></text:p>
      <text:p text:style-name="P17"><text:span text:style-name="T15">Москва-20</text:span><text:span text:style-name="T16">1</text:span><text:span text:style-name="T17">8</text:span></text:p>
      <text:h text:style-name="P49" text:outline-level="2"><text:soft-page-break/>Цель работы</text:h>
      <text:p text:style-name="P14">Целью лабораторной работы является:</text:p>
      <text:list xml:id="list1932630762" text:style-name="L1">
        <text:list-item>
          <text:p text:style-name="P41">Закрепление навыков работы с классами.</text:p>
        </text:list-item>
        <text:list-item>
          <text:p text:style-name="P42">Знакомство с умными указателями.</text:p>
        </text:list-item>
      </text:list>
      <text:h text:style-name="P49" text:outline-level="2">Задание</text:h>
      <text:p text:style-name="P14">Необходимо спроектировать и запрограммировать на языке C++ класс-контейнер первого уровня, содержащий все три фигуры класса фигуры реализованн<text:span text:style-name="T28">ые</text:span> в ЛР1.</text:p>
      <text:p text:style-name="P14"/>
      <text:p text:style-name="P14">Классы должны удовлетворять следующим правилам:</text:p>
      <text:list xml:id="list2606218689" text:style-name="L2">
        <text:list-item>
          <text:p text:style-name="P43">Требования к классу фигуры аналогичны требованиям из лабораторной работы 1. </text:p>
        </text:list-item>
        <text:list-item>
          <text:p text:style-name="P43">Класс-контейнер должен соджержать объекты используя std:shared_ptr&lt;…&gt;. </text:p>
        </text:list-item>
        <text:list-item>
          <text:p text:style-name="P43">Класс-контейнер должен иметь метод по добавлению фигуры в контейнер. </text:p>
        </text:list-item>
        <text:list-item>
          <text:p text:style-name="P43">Класс-контейнер должен иметь методы по получению фигуры из контейнера (опеределяется структурой контейнера). </text:p>
        </text:list-item>
        <text:list-item>
          <text:p text:style-name="P43">Класс-контейнер должен иметь метод по удалению фигуры из контейнера (опеределяется структурой контейнера). </text:p>
        </text:list-item>
        <text:list-item>
          <text:p text:style-name="P43">Класс-контейнер должен иметь перегруженный оператор по выводу контейнера в поток std::ostream (&lt;&lt;). </text:p>
        </text:list-item>
        <text:list-item>
          <text:p text:style-name="P43">Класс-контейнер должен иметь деструктор, удаляющий все элементы контейнера. </text:p>
        </text:list-item>
        <text:list-item>
          <text:p text:style-name="P43">Классы должны быть расположенны в раздельных файлах: отдельно заголовки (.h), отдельно описание методов (.cpp).</text:p>
        </text:list-item>
      </text:list>
      <text:p text:style-name="P14"/>
      <text:p text:style-name="P14"><text:span text:style-name="T28">При этом н</text:span>ельзя использовать: </text:p>
      <text:list xml:id="list1945272473" text:style-name="L3">
        <text:list-item>
          <text:p text:style-name="P44">Стандартные контейнеры std. </text:p>
        </text:list-item>
        <text:list-item>
          <text:p text:style-name="P44">Шаблоны (template). </text:p>
        </text:list-item>
        <text:list-item>
          <text:p text:style-name="P44">Объекты «по-значению»</text:p>
        </text:list-item>
      </text:list>
      <text:p text:style-name="P14"/>
      <text:p text:style-name="P14">Программа должна позволять: </text:p>
      <text:list xml:id="list1421508849" text:style-name="L4">
        <text:list-item>
          <text:p text:style-name="P45">Вводить произвольное количество фигур и добавлять их в контейнер. </text:p>
        </text:list-item>
        <text:list-item>
          <text:p text:style-name="P45">Распечатывать содержимое контейнера. </text:p>
        </text:list-item>
        <text:list-item>
          <text:p text:style-name="P45">Удалять фигуры из контейнера.</text:p>
        </text:list-item>
      </text:list>
      <text:p text:style-name="P12"/>
      <text:h text:style-name="P50" text:outline-level="2">Метод решения</text:h>
      <text:p text:style-name="P11"><text:span text:style-name="T1">Переделан контейнер первого уровня. Теперь он хранит объекты фигур как умный указатель на абстрактный класс-родитель. Это позволяет хранить не какой-то конкретный класс фигур, а все классы-наследники класса </text:span><text:span text:style-name="T2">Figure. </text:span><text:span text:style-name="T1">Умный указатель так же позволяет не задумываться над ручным управлением памяти при </text:span><text:soft-page-break/><text:span text:style-name="T1">создании/удалении объектов фигур в динамической памяти. Это оказывается весьма удобным. </text:span><text:span text:style-name="T3">Класс-контейнер по прежнему поддерживает все операции опрееленные над бинарным деревом поиска.</text:span></text:p>
      <text:h text:style-name="Heading_20_2" text:outline-level="2"><text:span text:style-name="T3">Л</text:span><text:span text:style-name="T1">истинг</text:span></text:h>
      <text:p text:style-name="P1"><text:span text:style-name="T9">BinaryTree</text:span>.<text:span text:style-name="T29">h <text:s/>(</text:span><text:span text:style-name="T5">переработано</text:span><text:span text:style-name="T29">)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7"><text:span text:style-name="T12">#ifndef</text:span><text:span text:style-name="T30"> BINTREE_H</text:span></text:p>
            <text:p text:style-name="P10"><text:span text:style-name="T11">#define</text:span><text:span text:style-name="T13"> </text:span><text:span text:style-name="T19">BINTREE_H</text:span></text:p>
            <text:p text:style-name="P6"/>
            <text:p text:style-name="P10"><text:span text:style-name="T11">#include</text:span><text:span text:style-name="T13"> </text:span><text:span text:style-name="T20">&lt;memory&gt;</text:span></text:p>
            <text:p text:style-name="P10"><text:span text:style-name="T11">#include</text:span><text:span text:style-name="T13"> </text:span><text:span text:style-name="T20">&lt;iostream&gt;</text:span></text:p>
            <text:p text:style-name="P6"/>
            <text:p text:style-name="P10"><text:span text:style-name="T11">#include</text:span><text:span text:style-name="T13"> </text:span><text:span text:style-name="T20">"Figure.h"</text:span></text:p>
            <text:p text:style-name="P6"/>
            <text:p text:style-name="P10"><text:span text:style-name="T22">class</text:span><text:span text:style-name="T13"> </text:span><text:span text:style-name="T23">BinaryTree</text:span><text:span text:style-name="T13"> {</text:span></text:p>
            <text:p text:style-name="P10"><text:span text:style-name="T22">public</text:span><text:span text:style-name="T13">:</text:span></text:p>
            <text:p text:style-name="P10"><text:span text:style-name="T13"><text:tab/></text:span><text:span text:style-name="T22">struct</text:span><text:span text:style-name="T13"> </text:span><text:span text:style-name="T23">node</text:span><text:span text:style-name="T13"> {</text:span></text:p>
            <text:p text:style-name="P10"><text:span text:style-name="T13"><text:tab/><text:tab/>std::</text:span><text:span text:style-name="T23">shared_ptr</text:span><text:span text:style-name="T13">&lt;</text:span><text:span text:style-name="T23">Figure</text:span><text:span text:style-name="T13">&gt; obj;</text:span></text:p>
            <text:p text:style-name="P10"><text:span text:style-name="T13"><text:tab/><text:tab/></text:span><text:span text:style-name="T23">node</text:span><text:span text:style-name="T13"> *left, *right;</text:span></text:p>
            <text:p text:style-name="P10"><text:span text:style-name="T13"><text:tab/><text:tab/>node(std::</text:span><text:span text:style-name="T23">shared_ptr</text:span><text:span text:style-name="T13">&lt;</text:span><text:span text:style-name="T23">Figure</text:span><text:span text:style-name="T13">&gt; </text:span><text:span text:style-name="T22">const</text:span><text:span text:style-name="T13">&amp;);</text:span></text:p>
            <text:p text:style-name="P6"><text:tab/>};</text:p>
            <text:p text:style-name="P6"><text:tab/>BinaryTree();</text:p>
            <text:p text:style-name="P6"><text:tab/>~BinaryTree();</text:p>
            <text:p text:style-name="P10"><text:span text:style-name="T13"><text:tab/></text:span><text:span text:style-name="T22">void</text:span><text:span text:style-name="T13"> Insert(</text:span><text:span text:style-name="T22">const</text:span><text:span text:style-name="T13"> std::</text:span><text:span text:style-name="T23">shared_ptr</text:span><text:span text:style-name="T13">&lt;</text:span><text:span text:style-name="T23">Figure</text:span><text:span text:style-name="T13">&gt;&amp;);</text:span></text:p>
            <text:p text:style-name="P10"><text:span text:style-name="T13"><text:tab/></text:span><text:span text:style-name="T22">void</text:span><text:span text:style-name="T13"> Erase(</text:span><text:span text:style-name="T22">const</text:span><text:span text:style-name="T13"> std::</text:span><text:span text:style-name="T23">shared_ptr</text:span><text:span text:style-name="T13">&lt;</text:span><text:span text:style-name="T23">Figure</text:span><text:span text:style-name="T13">&gt;&amp;);</text:span></text:p>
            <text:p text:style-name="P10"><text:span text:style-name="T13"><text:tab/>std::</text:span><text:span text:style-name="T23">shared_ptr</text:span><text:span text:style-name="T13">&lt;</text:span><text:span text:style-name="T23">Figure</text:span><text:span text:style-name="T13">&gt; Find(</text:span><text:span text:style-name="T22">const</text:span><text:span text:style-name="T13"> std::</text:span><text:span text:style-name="T23">shared_ptr</text:span><text:span text:style-name="T13">&lt;</text:span><text:span text:style-name="T23">Figure</text:span><text:span text:style-name="T13">&gt;&amp;);</text:span></text:p>
            <text:p text:style-name="P10"><text:span text:style-name="T13"><text:tab/></text:span><text:span text:style-name="T22">void</text:span><text:span text:style-name="T13"> Print();</text:span></text:p>
            <text:p text:style-name="P10"><text:span text:style-name="T22">private</text:span><text:span text:style-name="T13">:</text:span></text:p>
            <text:p text:style-name="P10"><text:span text:style-name="T13"><text:tab/></text:span><text:span text:style-name="T23">node</text:span><text:span text:style-name="T13"> *m_root;</text:span></text:p>
            <text:p text:style-name="P10"><text:span text:style-name="T13"><text:tab/></text:span><text:span text:style-name="T23">node</text:span><text:span text:style-name="T13">* insert(</text:span><text:span text:style-name="T23">node</text:span><text:span text:style-name="T13">*, </text:span><text:span text:style-name="T23">node</text:span><text:span text:style-name="T13">*);</text:span></text:p>
            <text:p text:style-name="P10"><text:span text:style-name="T13"><text:tab/></text:span><text:span text:style-name="T23">node</text:span><text:span text:style-name="T13">* find(</text:span><text:span text:style-name="T23">node</text:span><text:span text:style-name="T13">*, </text:span><text:span text:style-name="T22">const</text:span><text:span text:style-name="T13"> std::</text:span><text:span text:style-name="T23">shared_ptr</text:span><text:span text:style-name="T13">&lt;</text:span><text:span text:style-name="T23">Figure</text:span><text:span text:style-name="T13">&gt;&amp;);</text:span></text:p>
            <text:p text:style-name="P10"><text:span text:style-name="T13"><text:tab/></text:span><text:span text:style-name="T23">node</text:span><text:span text:style-name="T13">* remove(</text:span><text:span text:style-name="T23">node</text:span><text:span text:style-name="T13">*, </text:span><text:span text:style-name="T22">const</text:span><text:span text:style-name="T13"> std::</text:span><text:span text:style-name="T23">shared_ptr</text:span><text:span text:style-name="T13">&lt;</text:span><text:span text:style-name="T23">Figure</text:span><text:span text:style-name="T13">&gt;&amp;);</text:span></text:p>
            <text:p text:style-name="P10"><text:span text:style-name="T13"><text:tab/></text:span><text:span text:style-name="T23">node</text:span><text:span text:style-name="T13">* unlink_min(</text:span><text:span text:style-name="T23">node</text:span><text:span text:style-name="T13">*);</text:span></text:p>
            <text:p text:style-name="P10"><text:span text:style-name="T13"><text:tab/></text:span><text:span text:style-name="T22">void</text:span><text:span text:style-name="T13"> print(std::</text:span><text:span text:style-name="T23">ostream</text:span><text:span text:style-name="T13">&amp;, </text:span><text:span text:style-name="T23">node</text:span><text:span text:style-name="T13">*, </text:span><text:span text:style-name="T22">int</text:span><text:span text:style-name="T13">);</text:span></text:p>
            <text:p text:style-name="P10"><text:span text:style-name="T13"><text:tab/></text:span><text:span text:style-name="T23">node</text:span><text:span text:style-name="T13"> * del(</text:span><text:span text:style-name="T23">node</text:span><text:span text:style-name="T13">*);</text:span></text:p>
            <text:p text:style-name="P10"><text:span text:style-name="T13"><text:tab/></text:span><text:span text:style-name="T22">friend</text:span><text:span text:style-name="T13"> std::</text:span><text:span text:style-name="T23">ostream</text:span><text:span text:style-name="T13">&amp; </text:span><text:span text:style-name="T26">operator&lt;&lt;</text:span><text:span text:style-name="T13"> (std::</text:span><text:span text:style-name="T23">ostream</text:span><text:span text:style-name="T13">&amp;, </text:span><text:span text:style-name="T23">BinaryTree</text:span><text:span text:style-name="T13">&amp;);</text:span></text:p>
            <text:p text:style-name="P6">};</text:p>
            <text:p text:style-name="P7"><text:span text:style-name="T12">#endif</text:span><text:span text:style-name="T30"> </text:span><text:span text:style-name="T25">// !BINTREE_H</text:span></text:p>
          </table:table-cell>
        </table:table-row>
      </table:table>
      <text:p text:style-name="P16"/>
      <text:p text:style-name="P1"><text:span text:style-name="T9">BinaryTree</text:span>.<text:span text:style-name="T10">cpp</text:span><text:span text:style-name="T29"> (</text:span><text:span text:style-name="T5">переработано</text:span><text:span text:style-name="T29">)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<text:span text:style-name="T30">#include</text:span><text:span text:style-name="T14"> </text:span><text:span text:style-name="T21">"BinaryTree.h"</text:span></text:p>
            <text:p text:style-name="Standard"><text:span text:style-name="T23">BinaryTree</text:span><text:span text:style-name="T13">::</text:span><text:span text:style-name="T23">node</text:span><text:span text:style-name="T13">::node(std::</text:span><text:span text:style-name="T23">shared_ptr</text:span><text:span text:style-name="T13">&lt;</text:span><text:span text:style-name="T23">Figure</text:span><text:span text:style-name="T13">&gt; </text:span><text:span text:style-name="T22">const</text:span><text:span text:style-name="T13"> &amp;</text:span><text:span text:style-name="T11">f</text:span><text:span text:style-name="T13">) {</text:span></text:p>
            <text:p text:style-name="Standard"><text:span text:style-name="T13"><text:tab/>obj </text:span><text:span text:style-name="T26">=</text:span><text:span text:style-name="T13"> </text:span><text:span text:style-name="T11">f</text:span><text:span text:style-name="T13">;</text:span></text:p>
            <text:p text:style-name="Standard"><text:span text:style-name="T13"><text:tab/>left = right = </text:span><text:span text:style-name="T22">nullptr</text:span><text:span text:style-name="T13">;</text:span></text:p>
            <text:p text:style-name="P4">}</text:p>
            <text:p text:style-name="Standard"><text:span text:style-name="T23">BinaryTree</text:span><text:span text:style-name="T13">::BinaryTree() {</text:span></text:p>
            <text:p text:style-name="Standard"><text:span text:style-name="T13"><text:tab/>m_root = </text:span><text:span text:style-name="T22">nullptr</text:span><text:span text:style-name="T13">;</text:span></text:p>
            <text:p text:style-name="P4">}</text:p>
            <text:p text:style-name="Standard"><text:span text:style-name="T23">BinaryTree</text:span><text:span text:style-name="T13">::~BinaryTree() {</text:span></text:p>
            <text:p text:style-name="P4"><text:tab/>m_root = del(m_root);</text:p>
            <text:p text:style-name="P4">}</text:p>
            <text:p text:style-name="Standard"><text:span text:style-name="T22">void</text:span><text:span text:style-name="T13"> </text:span><text:span text:style-name="T23">BinaryTree</text:span><text:span text:style-name="T13">::Insert(</text:span><text:span text:style-name="T22">const</text:span><text:span text:style-name="T13"> std::</text:span><text:span text:style-name="T23">shared_ptr</text:span><text:span text:style-name="T13">&lt;</text:span><text:span text:style-name="T23">Figure</text:span><text:span text:style-name="T13">&gt; &amp;</text:span><text:span text:style-name="T11">f</text:span><text:span text:style-name="T13">) {</text:span></text:p>
            <text:p text:style-name="Standard"><text:span text:style-name="T13"><text:tab/>m_root = insert(m_root, </text:span><text:span text:style-name="T22">new</text:span><text:span text:style-name="T13"> </text:span><text:span text:style-name="T23">node</text:span><text:span text:style-name="T13">(</text:span><text:span text:style-name="T11">f</text:span><text:span text:style-name="T13">));</text:span></text:p>
            <text:p text:style-name="P4">}</text:p>
            <text:p text:style-name="Standard"><text:span text:style-name="T22">void</text:span><text:span text:style-name="T13"> </text:span><text:span text:style-name="T23">BinaryTree</text:span><text:span text:style-name="T13">::Erase(</text:span><text:span text:style-name="T22">const</text:span><text:span text:style-name="T13"> std::</text:span><text:span text:style-name="T23">shared_ptr</text:span><text:span text:style-name="T13">&lt;</text:span><text:span text:style-name="T23">Figure</text:span><text:span text:style-name="T13">&gt; &amp;</text:span><text:span text:style-name="T11">f</text:span><text:span text:style-name="T13">) {</text:span></text:p>
            <text:p text:style-name="Standard"><text:span text:style-name="T13"><text:tab/>m_root = remove(m_root, </text:span><text:span text:style-name="T11">f</text:span><text:span text:style-name="T13">);</text:span></text:p>
            <text:p text:style-name="P4"><text:soft-page-break/>}</text:p>
            <text:p text:style-name="Standard"><text:span text:style-name="T13">std::</text:span><text:span text:style-name="T23">shared_ptr</text:span><text:span text:style-name="T13">&lt;</text:span><text:span text:style-name="T23">Figure</text:span><text:span text:style-name="T13">&gt; </text:span><text:span text:style-name="T23">BinaryTree</text:span><text:span text:style-name="T13">::Find(</text:span><text:span text:style-name="T22">const</text:span><text:span text:style-name="T13"> std::</text:span><text:span text:style-name="T23">shared_ptr</text:span><text:span text:style-name="T13">&lt;</text:span><text:span text:style-name="T23">Figure</text:span><text:span text:style-name="T13">&gt; &amp;</text:span><text:span text:style-name="T11">f</text:span><text:span text:style-name="T13">) {</text:span></text:p>
            <text:p text:style-name="Standard"><text:span text:style-name="T13"><text:tab/></text:span><text:span text:style-name="T23">node</text:span><text:span text:style-name="T13">* temp = find(m_root, </text:span><text:span text:style-name="T11">f</text:span><text:span text:style-name="T13">);</text:span></text:p>
            <text:p text:style-name="Standard"><text:span text:style-name="T13"><text:tab/></text:span><text:span text:style-name="T22">if</text:span><text:span text:style-name="T13"> (temp)</text:span></text:p>
            <text:p text:style-name="Standard"><text:span text:style-name="T13"><text:tab/><text:tab/></text:span><text:span text:style-name="T22">return</text:span><text:span text:style-name="T13"> temp-&gt;obj;</text:span></text:p>
            <text:p text:style-name="Standard"><text:span text:style-name="T13"><text:tab/></text:span><text:span text:style-name="T22">else</text:span></text:p>
            <text:p text:style-name="Standard"><text:span text:style-name="T13"><text:tab/><text:tab/></text:span><text:span text:style-name="T22">return</text:span><text:span text:style-name="T13"> std::</text:span><text:span text:style-name="T23">shared_ptr</text:span><text:span text:style-name="T13">&lt;</text:span><text:span text:style-name="T23">Figure</text:span><text:span text:style-name="T13">&gt;(</text:span><text:span text:style-name="T22">nullptr</text:span><text:span text:style-name="T13">);</text:span></text:p>
            <text:p text:style-name="Standard"><text:span text:style-name="T13"><text:tab/></text:span><text:span text:style-name="T24">//return temp != nullptr ? temp-&gt;obj : std::shared_ptr&lt;Figure&gt;(nullptr));</text:span></text:p>
            <text:p text:style-name="P4">}</text:p>
            <text:p text:style-name="Standard"><text:span text:style-name="T22">void</text:span><text:span text:style-name="T13"> </text:span><text:span text:style-name="T23">BinaryTree</text:span><text:span text:style-name="T13">::Print() {</text:span></text:p>
            <text:p text:style-name="P4"><text:tab/>print(std::cout, m_root, 0);</text:p>
            <text:p text:style-name="P4">}</text:p>
            <text:p text:style-name="Standard"><text:span text:style-name="T23">BinaryTree</text:span><text:span text:style-name="T13">::</text:span><text:span text:style-name="T23">node</text:span><text:span text:style-name="T13">* </text:span><text:span text:style-name="T23">BinaryTree</text:span><text:span text:style-name="T13">::insert(</text:span><text:span text:style-name="T23">node</text:span><text:span text:style-name="T13">* </text:span><text:span text:style-name="T11">tree</text:span><text:span text:style-name="T13">, </text:span><text:span text:style-name="T23">node</text:span><text:span text:style-name="T13">* </text:span><text:span text:style-name="T11">fresh</text:span><text:span text:style-name="T13">) {</text:span></text:p>
            <text:p text:style-name="Standard"><text:span text:style-name="T13"><text:tab/></text:span><text:span text:style-name="T22">if</text:span><text:span text:style-name="T13"> (!</text:span><text:span text:style-name="T11">tree</text:span><text:span text:style-name="T13">)</text:span></text:p>
            <text:p text:style-name="Standard"><text:span text:style-name="T13"><text:tab/><text:tab/></text:span><text:span text:style-name="T22">return</text:span><text:span text:style-name="T13"> </text:span><text:span text:style-name="T11">fresh</text:span><text:span text:style-name="T13">;</text:span></text:p>
            <text:p text:style-name="Standard"><text:span text:style-name="T13"><text:tab/></text:span><text:span text:style-name="T22">if</text:span><text:span text:style-name="T13"> (</text:span><text:span text:style-name="T26">*</text:span><text:span text:style-name="T13">(</text:span><text:span text:style-name="T11">fresh</text:span><text:span text:style-name="T13">-&gt;obj) </text:span><text:span text:style-name="T26">&lt;</text:span><text:span text:style-name="T13"> </text:span><text:span text:style-name="T26">*</text:span><text:span text:style-name="T13">(</text:span><text:span text:style-name="T11">tree</text:span><text:span text:style-name="T13">-&gt;obj))</text:span></text:p>
            <text:p text:style-name="Standard"><text:span text:style-name="T13"><text:tab/><text:tab/></text:span><text:span text:style-name="T11">tree</text:span><text:span text:style-name="T13">-&gt;left = insert(</text:span><text:span text:style-name="T11">tree</text:span><text:span text:style-name="T13">-&gt;left, </text:span><text:span text:style-name="T11">fresh</text:span><text:span text:style-name="T13">);</text:span></text:p>
            <text:p text:style-name="Standard"><text:span text:style-name="T13"><text:tab/></text:span><text:span text:style-name="T22">else</text:span></text:p>
            <text:p text:style-name="Standard"><text:span text:style-name="T13"><text:tab/><text:tab/></text:span><text:span text:style-name="T11">tree</text:span><text:span text:style-name="T13">-&gt;right = insert(</text:span><text:span text:style-name="T11">tree</text:span><text:span text:style-name="T13">-&gt;right, </text:span><text:span text:style-name="T11">fresh</text:span><text:span text:style-name="T13">);</text:span></text:p>
            <text:p text:style-name="Standard"><text:span text:style-name="T13"><text:tab/></text:span><text:span text:style-name="T22">return</text:span><text:span text:style-name="T13"> </text:span><text:span text:style-name="T11">tree</text:span><text:span text:style-name="T13">;</text:span></text:p>
            <text:p text:style-name="P4">}</text:p>
            <text:p text:style-name="Standard"><text:span text:style-name="T23">BinaryTree</text:span><text:span text:style-name="T13">::</text:span><text:span text:style-name="T23">node</text:span><text:span text:style-name="T13">* </text:span><text:span text:style-name="T23">BinaryTree</text:span><text:span text:style-name="T13">::find(</text:span><text:span text:style-name="T23">node</text:span><text:span text:style-name="T13">* </text:span><text:span text:style-name="T11">tree</text:span><text:span text:style-name="T13">, </text:span><text:span text:style-name="T22">const</text:span><text:span text:style-name="T13"> std::</text:span><text:span text:style-name="T23">shared_ptr</text:span><text:span text:style-name="T13">&lt;</text:span><text:span text:style-name="T23">Figure</text:span><text:span text:style-name="T13">&gt; &amp;</text:span><text:span text:style-name="T11">f</text:span><text:span text:style-name="T13">) {</text:span></text:p>
            <text:p text:style-name="Standard"><text:span text:style-name="T13"><text:tab/></text:span><text:span text:style-name="T22">while</text:span><text:span text:style-name="T13"> (</text:span><text:span text:style-name="T11">tree</text:span><text:span text:style-name="T13"> != </text:span><text:span text:style-name="T22">nullptr</text:span><text:span text:style-name="T13">)</text:span></text:p>
            <text:p text:style-name="Standard"><text:span text:style-name="T13"><text:tab/><text:tab/></text:span><text:span text:style-name="T22">if</text:span><text:span text:style-name="T13"> (</text:span><text:span text:style-name="T26">*</text:span><text:span text:style-name="T11">f</text:span><text:span text:style-name="T13"> </text:span><text:span text:style-name="T26">&lt;</text:span><text:span text:style-name="T13"> </text:span><text:span text:style-name="T26">*</text:span><text:span text:style-name="T13">(</text:span><text:span text:style-name="T11">tree</text:span><text:span text:style-name="T13">-&gt;obj))</text:span></text:p>
            <text:p text:style-name="Standard"><text:span text:style-name="T13"><text:tab/><text:tab/><text:tab/></text:span><text:span text:style-name="T11">tree</text:span><text:span text:style-name="T13"> = </text:span><text:span text:style-name="T11">tree</text:span><text:span text:style-name="T13">-&gt;left;</text:span></text:p>
            <text:p text:style-name="Standard"><text:span text:style-name="T13"><text:tab/><text:tab/></text:span><text:span text:style-name="T22">else</text:span><text:span text:style-name="T13"> </text:span><text:span text:style-name="T22">if</text:span><text:span text:style-name="T13"> (</text:span><text:span text:style-name="T26">*</text:span><text:span text:style-name="T11">f</text:span><text:span text:style-name="T13"> </text:span><text:span text:style-name="T26">&gt;</text:span><text:span text:style-name="T13"> </text:span><text:span text:style-name="T26">*</text:span><text:span text:style-name="T13">(</text:span><text:span text:style-name="T11">tree</text:span><text:span text:style-name="T13">-&gt;obj))</text:span></text:p>
            <text:p text:style-name="Standard"><text:span text:style-name="T13"><text:tab/><text:tab/><text:tab/></text:span><text:span text:style-name="T11">tree</text:span><text:span text:style-name="T13"> = </text:span><text:span text:style-name="T11">tree</text:span><text:span text:style-name="T13">-&gt;right;</text:span></text:p>
            <text:p text:style-name="Standard"><text:span text:style-name="T13"><text:tab/><text:tab/></text:span><text:span text:style-name="T22">else</text:span></text:p>
            <text:p text:style-name="Standard"><text:span text:style-name="T13"><text:tab/><text:tab/><text:tab/></text:span><text:span text:style-name="T22">break</text:span><text:span text:style-name="T13">;</text:span></text:p>
            <text:p text:style-name="Standard"><text:span text:style-name="T13"><text:tab/></text:span><text:span text:style-name="T22">return</text:span><text:span text:style-name="T13"> </text:span><text:span text:style-name="T11">tree</text:span><text:span text:style-name="T13">;</text:span></text:p>
            <text:p text:style-name="P4">}</text:p>
            <text:p text:style-name="Standard"><text:span text:style-name="T23">BinaryTree</text:span><text:span text:style-name="T13">::</text:span><text:span text:style-name="T23">node</text:span><text:span text:style-name="T13">* </text:span><text:span text:style-name="T23">BinaryTree</text:span><text:span text:style-name="T13">::remove(</text:span><text:span text:style-name="T23">node</text:span><text:span text:style-name="T13"> *</text:span><text:span text:style-name="T11">tree</text:span><text:span text:style-name="T13">, </text:span><text:span text:style-name="T22">const</text:span><text:span text:style-name="T13"> std::</text:span><text:span text:style-name="T23">shared_ptr</text:span><text:span text:style-name="T13">&lt;</text:span><text:span text:style-name="T23">Figure</text:span><text:span text:style-name="T13">&gt; &amp;</text:span><text:span text:style-name="T11">f</text:span><text:span text:style-name="T13">) {</text:span></text:p>
            <text:p text:style-name="Standard"><text:span text:style-name="T13"><text:tab/></text:span><text:span text:style-name="T22">if</text:span><text:span text:style-name="T13"> (</text:span><text:span text:style-name="T11">tree</text:span><text:span text:style-name="T13"> == </text:span><text:span text:style-name="T22">nullptr</text:span><text:span text:style-name="T13">)</text:span></text:p>
            <text:p text:style-name="Standard"><text:span text:style-name="T13"><text:tab/><text:tab/></text:span><text:span text:style-name="T22">return</text:span><text:span text:style-name="T13"> </text:span><text:span text:style-name="T11">tree</text:span><text:span text:style-name="T13">;</text:span></text:p>
            <text:p text:style-name="Standard"><text:span text:style-name="T13"><text:tab/></text:span><text:span text:style-name="T22">if</text:span><text:span text:style-name="T13"> (</text:span><text:span text:style-name="T26">*</text:span><text:span text:style-name="T11">f</text:span><text:span text:style-name="T13"> </text:span><text:span text:style-name="T26">&lt;</text:span><text:span text:style-name="T13"> </text:span><text:span text:style-name="T26">*</text:span><text:span text:style-name="T13">(</text:span><text:span text:style-name="T11">tree</text:span><text:span text:style-name="T13">-&gt;obj))</text:span></text:p>
            <text:p text:style-name="Standard"><text:span text:style-name="T13"><text:tab/><text:tab/></text:span><text:span text:style-name="T11">tree</text:span><text:span text:style-name="T13">-&gt;left = remove(</text:span><text:span text:style-name="T11">tree</text:span><text:span text:style-name="T13">-&gt;left, </text:span><text:span text:style-name="T11">f</text:span><text:span text:style-name="T13">);</text:span></text:p>
            <text:p text:style-name="Standard"><text:span text:style-name="T13"><text:tab/></text:span><text:span text:style-name="T22">else</text:span><text:span text:style-name="T13"> </text:span><text:span text:style-name="T22">if</text:span><text:span text:style-name="T13"> (</text:span><text:span text:style-name="T26">*</text:span><text:span text:style-name="T11">f</text:span><text:span text:style-name="T13"> </text:span><text:span text:style-name="T26">&gt;</text:span><text:span text:style-name="T13"> </text:span><text:span text:style-name="T26">*</text:span><text:span text:style-name="T13">(</text:span><text:span text:style-name="T11">tree</text:span><text:span text:style-name="T13">-&gt;obj))</text:span></text:p>
            <text:p text:style-name="Standard"><text:span text:style-name="T13"><text:tab/><text:tab/></text:span><text:span text:style-name="T11">tree</text:span><text:span text:style-name="T13">-&gt;right = remove(</text:span><text:span text:style-name="T11">tree</text:span><text:span text:style-name="T13">-&gt;right, </text:span><text:span text:style-name="T11">f</text:span><text:span text:style-name="T13">);</text:span></text:p>
            <text:p text:style-name="Standard"><text:span text:style-name="T13"><text:tab/></text:span><text:span text:style-name="T22">else</text:span><text:span text:style-name="T13"> {</text:span></text:p>
            <text:p text:style-name="Standard"><text:span text:style-name="T13"><text:tab/><text:tab/></text:span><text:span text:style-name="T22">if</text:span><text:span text:style-name="T13"> (!</text:span><text:span text:style-name="T11">tree</text:span><text:span text:style-name="T13">-&gt;left)</text:span></text:p>
            <text:p text:style-name="Standard"><text:span text:style-name="T13"><text:tab/><text:tab/><text:tab/></text:span><text:span text:style-name="T22">return</text:span><text:span text:style-name="T13"> </text:span><text:span text:style-name="T11">tree</text:span><text:span text:style-name="T13">-&gt;right;</text:span></text:p>
            <text:p text:style-name="Standard"><text:span text:style-name="T13"><text:tab/><text:tab/></text:span><text:span text:style-name="T22">else</text:span><text:span text:style-name="T13"> </text:span><text:span text:style-name="T22">if</text:span><text:span text:style-name="T13"> (!</text:span><text:span text:style-name="T11">tree</text:span><text:span text:style-name="T13">-&gt;right)</text:span></text:p>
            <text:p text:style-name="Standard"><text:span text:style-name="T13"><text:tab/><text:tab/><text:tab/></text:span><text:span text:style-name="T22">return</text:span><text:span text:style-name="T13"> </text:span><text:span text:style-name="T11">tree</text:span><text:span text:style-name="T13">-&gt;left;</text:span></text:p>
            <text:p text:style-name="Standard"><text:span text:style-name="T13"><text:tab/><text:tab/></text:span><text:span text:style-name="T22">else</text:span><text:span text:style-name="T13"> {</text:span></text:p>
            <text:p text:style-name="Standard"><text:span text:style-name="T13"><text:tab/><text:tab/><text:tab/></text:span><text:span text:style-name="T23">node</text:span><text:span text:style-name="T13"> *m = unlink_min(</text:span><text:span text:style-name="T11">tree</text:span><text:span text:style-name="T13">-&gt;right);</text:span></text:p>
            <text:p text:style-name="Standard"><text:span text:style-name="T13"><text:tab/><text:tab/><text:tab/></text:span><text:span text:style-name="T11">tree</text:span><text:span text:style-name="T13">-&gt;obj </text:span><text:span text:style-name="T26">=</text:span><text:span text:style-name="T13"> m-&gt;obj;</text:span></text:p>
            <text:p text:style-name="Standard"><text:span text:style-name="T13"><text:tab/><text:tab/><text:tab/></text:span><text:span text:style-name="T22">if</text:span><text:span text:style-name="T13"> (</text:span><text:span text:style-name="T11">tree</text:span><text:span text:style-name="T13">-&gt;right == m) {</text:span></text:p>
            <text:p text:style-name="Standard"><text:span text:style-name="T13"><text:tab/><text:tab/><text:tab/><text:tab/></text:span><text:span text:style-name="T11">tree</text:span><text:span text:style-name="T13">-&gt;right = m-&gt;right;</text:span></text:p>
            <text:p text:style-name="P4"><text:tab/><text:tab/><text:tab/>}</text:p>
            <text:p text:style-name="Standard"><text:span text:style-name="T13"><text:tab/><text:tab/><text:tab/></text:span><text:span text:style-name="T22">else</text:span><text:span text:style-name="T13"> {</text:span></text:p>
            <text:p text:style-name="Standard"><text:span text:style-name="T13"><text:tab/><text:tab/><text:tab/><text:tab/></text:span><text:span text:style-name="T11">tree</text:span><text:span text:style-name="T13">-&gt;right = m-&gt;right;</text:span></text:p>
            <text:p text:style-name="Standard"><text:span text:style-name="T13"><text:tab/><text:tab/><text:tab/><text:tab/></text:span><text:span text:style-name="T11">tree</text:span><text:span text:style-name="T13">-&gt;right-&gt;left = m-&gt;left;</text:span></text:p>
            <text:p text:style-name="P4"><text:tab/><text:tab/><text:tab/>}</text:p>
            <text:p text:style-name="P4"><text:tab/><text:tab/>}</text:p>
            <text:p text:style-name="P4"><text:tab/>}</text:p>
            <text:p text:style-name="Standard"><text:span text:style-name="T13"><text:tab/></text:span><text:span text:style-name="T22">return</text:span><text:span text:style-name="T13"> </text:span><text:span text:style-name="T11">tree</text:span><text:span text:style-name="T13">;</text:span></text:p>
            <text:p text:style-name="P4">}</text:p>
            <text:p text:style-name="Standard"><text:span text:style-name="T23">BinaryTree</text:span><text:span text:style-name="T13">::</text:span><text:span text:style-name="T23">node</text:span><text:span text:style-name="T13">* </text:span><text:span text:style-name="T23">BinaryTree</text:span><text:span text:style-name="T13">::unlink_min(</text:span><text:span text:style-name="T23">node</text:span><text:span text:style-name="T13"> *</text:span><text:span text:style-name="T11">tree</text:span><text:span text:style-name="T13">) {</text:span></text:p>
            <text:p text:style-name="Standard"><text:span text:style-name="T13"><text:tab/></text:span><text:span text:style-name="T23">node</text:span><text:span text:style-name="T13">* parent = </text:span><text:span text:style-name="T22">nullptr</text:span><text:span text:style-name="T13">;</text:span></text:p>
            <text:p text:style-name="Standard"><text:span text:style-name="T13"><text:tab/></text:span><text:span text:style-name="T22">while</text:span><text:span text:style-name="T13"> (</text:span><text:span text:style-name="T11">tree</text:span><text:span text:style-name="T13">-&gt;left) {</text:span></text:p>
            <text:p text:style-name="Standard"><text:soft-page-break/><text:span text:style-name="T13"><text:tab/><text:tab/>parent = </text:span><text:span text:style-name="T11">tree</text:span><text:span text:style-name="T13">;</text:span></text:p>
            <text:p text:style-name="Standard"><text:span text:style-name="T13"><text:tab/><text:tab/></text:span><text:span text:style-name="T11">tree</text:span><text:span text:style-name="T13"> = </text:span><text:span text:style-name="T11">tree</text:span><text:span text:style-name="T13">-&gt;left;</text:span></text:p>
            <text:p text:style-name="P4"><text:tab/>}</text:p>
            <text:p text:style-name="Standard"><text:span text:style-name="T13"><text:tab/></text:span><text:span text:style-name="T22">if</text:span><text:span text:style-name="T13"> (parent) {</text:span></text:p>
            <text:p text:style-name="Standard"><text:span text:style-name="T13"><text:tab/><text:tab/>parent-&gt;left = </text:span><text:span text:style-name="T11">tree</text:span><text:span text:style-name="T13">-&gt;right;</text:span></text:p>
            <text:p text:style-name="P4"><text:tab/>}</text:p>
            <text:p text:style-name="Standard"><text:span text:style-name="T13"><text:tab/></text:span><text:span text:style-name="T22">return</text:span><text:span text:style-name="T13"> </text:span><text:span text:style-name="T11">tree</text:span><text:span text:style-name="T13">;</text:span></text:p>
            <text:p text:style-name="P4">}</text:p>
            <text:p text:style-name="Standard"><text:span text:style-name="T22">void</text:span><text:span text:style-name="T13"> </text:span><text:span text:style-name="T23">BinaryTree</text:span><text:span text:style-name="T13">::print(std::</text:span><text:span text:style-name="T23">ostream</text:span><text:span text:style-name="T13"> &amp;</text:span><text:span text:style-name="T11">os</text:span><text:span text:style-name="T13">, </text:span><text:span text:style-name="T23">node</text:span><text:span text:style-name="T13"> *</text:span><text:span text:style-name="T11">tree</text:span><text:span text:style-name="T13">, </text:span><text:span text:style-name="T22">int</text:span><text:span text:style-name="T13"> </text:span><text:span text:style-name="T11">tab</text:span><text:span text:style-name="T13">) {</text:span></text:p>
            <text:p text:style-name="Standard"><text:span text:style-name="T13"><text:tab/></text:span><text:span text:style-name="T22">const</text:span><text:span text:style-name="T13"> </text:span><text:span text:style-name="T22">int</text:span><text:span text:style-name="T13"> tab_incr = 2;</text:span></text:p>
            <text:p text:style-name="Standard"><text:span text:style-name="T13"><text:tab/></text:span><text:span text:style-name="T22">if</text:span><text:span text:style-name="T13"> (!</text:span><text:span text:style-name="T11">tree</text:span><text:span text:style-name="T13">)</text:span></text:p>
            <text:p text:style-name="Standard"><text:span text:style-name="T13"><text:tab/><text:tab/></text:span><text:span text:style-name="T22">return</text:span><text:span text:style-name="T13">;</text:span></text:p>
            <text:p text:style-name="Standard"><text:span text:style-name="T13"><text:tab/>print(</text:span><text:span text:style-name="T11">os</text:span><text:span text:style-name="T13">, </text:span><text:span text:style-name="T11">tree</text:span><text:span text:style-name="T13">-&gt;left, </text:span><text:span text:style-name="T11">tab</text:span><text:span text:style-name="T13"> + tab_incr);</text:span></text:p>
            <text:p text:style-name="Standard"><text:span text:style-name="T13"><text:tab/></text:span><text:span text:style-name="T22">for</text:span><text:span text:style-name="T13"> (</text:span><text:span text:style-name="T22">int</text:span><text:span text:style-name="T13"> i = 0; i &lt; </text:span><text:span text:style-name="T11">tab</text:span><text:span text:style-name="T13">; ++i)</text:span></text:p>
            <text:p text:style-name="Standard"><text:span text:style-name="T13"><text:tab/><text:tab/></text:span><text:span text:style-name="T11">os</text:span><text:span text:style-name="T13"> </text:span><text:span text:style-name="T26">&lt;&lt;</text:span><text:span text:style-name="T13"> </text:span><text:span text:style-name="T20">' '</text:span><text:span text:style-name="T13">;</text:span></text:p>
            <text:p text:style-name="Standard"><text:span text:style-name="T13"><text:tab/></text:span><text:span text:style-name="T11">os</text:span><text:span text:style-name="T13"> </text:span><text:span text:style-name="T26">&lt;&lt;</text:span><text:span text:style-name="T13"> </text:span><text:span text:style-name="T26">*</text:span><text:span text:style-name="T13">(</text:span><text:span text:style-name="T11">tree</text:span><text:span text:style-name="T13">-&gt;obj)</text:span><text:span text:style-name="T24">/* &lt;&lt; std::endl*/</text:span><text:span text:style-name="T13">;</text:span></text:p>
            <text:p text:style-name="Standard"><text:span text:style-name="T13"><text:tab/></text:span><text:span text:style-name="T24">//tree-&gt;obj-&gt;Print(os);</text:span></text:p>
            <text:p text:style-name="Standard"><text:span text:style-name="T13"><text:tab/>print(</text:span><text:span text:style-name="T11">os</text:span><text:span text:style-name="T13">, </text:span><text:span text:style-name="T11">tree</text:span><text:span text:style-name="T13">-&gt;right, </text:span><text:span text:style-name="T11">tab</text:span><text:span text:style-name="T13"> + tab_incr);</text:span></text:p>
            <text:p text:style-name="P4">}</text:p>
            <text:p text:style-name="Standard"><text:span text:style-name="T23">BinaryTree</text:span><text:span text:style-name="T13">::</text:span><text:span text:style-name="T23">node</text:span><text:span text:style-name="T13">* </text:span><text:span text:style-name="T23">BinaryTree</text:span><text:span text:style-name="T13">::del(</text:span><text:span text:style-name="T23">node</text:span><text:span text:style-name="T13">* </text:span><text:span text:style-name="T11">tree</text:span><text:span text:style-name="T13">) {</text:span></text:p>
            <text:p text:style-name="Standard"><text:span text:style-name="T13"><text:tab/></text:span><text:span text:style-name="T22">if</text:span><text:span text:style-name="T13"> (!</text:span><text:span text:style-name="T11">tree</text:span><text:span text:style-name="T13">)</text:span></text:p>
            <text:p text:style-name="Standard"><text:span text:style-name="T13"><text:tab/><text:tab/></text:span><text:span text:style-name="T22">return</text:span><text:span text:style-name="T13"> </text:span><text:span text:style-name="T22">nullptr</text:span><text:span text:style-name="T13">;</text:span></text:p>
            <text:p text:style-name="Standard"><text:span text:style-name="T13"><text:tab/></text:span><text:span text:style-name="T11">tree</text:span><text:span text:style-name="T13">-&gt;left = del(</text:span><text:span text:style-name="T11">tree</text:span><text:span text:style-name="T13">-&gt;left);</text:span></text:p>
            <text:p text:style-name="Standard"><text:span text:style-name="T13"><text:tab/></text:span><text:span text:style-name="T11">tree</text:span><text:span text:style-name="T13">-&gt;right = del(</text:span><text:span text:style-name="T11">tree</text:span><text:span text:style-name="T13">-&gt;right);</text:span></text:p>
            <text:p text:style-name="Standard"><text:span text:style-name="T13"><text:tab/></text:span><text:span text:style-name="T22">delete</text:span><text:span text:style-name="T13"> </text:span><text:span text:style-name="T11">tree</text:span><text:span text:style-name="T13">;</text:span></text:p>
            <text:p text:style-name="Standard"><text:span text:style-name="T13"><text:tab/></text:span><text:span text:style-name="T22">return</text:span><text:span text:style-name="T13"> </text:span><text:span text:style-name="T22">nullptr</text:span><text:span text:style-name="T13">;</text:span></text:p>
            <text:p text:style-name="P4">}</text:p>
            <text:p text:style-name="Standard"><text:span text:style-name="T13">std::</text:span><text:span text:style-name="T23">ostream</text:span><text:span text:style-name="T13">&amp; </text:span><text:span text:style-name="T26">operator&lt;&lt;</text:span><text:span text:style-name="T13"> (std::</text:span><text:span text:style-name="T23">ostream</text:span><text:span text:style-name="T13"> &amp;</text:span><text:span text:style-name="T11">os</text:span><text:span text:style-name="T13">, </text:span><text:span text:style-name="T23">BinaryTree</text:span><text:span text:style-name="T13"> &amp;</text:span><text:span text:style-name="T11">bt</text:span><text:span text:style-name="T13">) {</text:span></text:p>
            <text:p text:style-name="Standard"><text:span text:style-name="T13"><text:tab/></text:span><text:span text:style-name="T11">bt</text:span><text:span text:style-name="T13">.print(</text:span><text:span text:style-name="T11">os</text:span><text:span text:style-name="T13">, </text:span><text:span text:style-name="T11">bt</text:span><text:span text:style-name="T13">.m_root, 0);</text:span></text:p>
            <text:p text:style-name="Standard"><text:span text:style-name="T13"><text:tab/></text:span><text:span text:style-name="T22">return</text:span><text:span text:style-name="T13"> </text:span><text:span text:style-name="T11">os</text:span><text:span text:style-name="T13">;</text:span></text:p>
            <text:p text:style-name="P8">}</text:p>
          </table:table-cell>
        </table:table-row>
      </table:table>
      <text:p text:style-name="P15"/>
      <text:p text:style-name="P2">main.cpp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5"><text:span text:style-name="T12">#include</text:span><text:span text:style-name="T30"> </text:span><text:span text:style-name="T21">&lt;iostream&gt;</text:span></text:p>
            <text:p text:style-name="Standard"><text:span text:style-name="T11">#include</text:span><text:span text:style-name="T13"> </text:span><text:span text:style-name="T20">&lt;memory&gt;</text:span></text:p>
            <text:p text:style-name="P4"/>
            <text:p text:style-name="Standard"><text:span text:style-name="T11">#include</text:span><text:span text:style-name="T13"> </text:span><text:span text:style-name="T20">"BinaryTree.h"</text:span></text:p>
            <text:p text:style-name="Standard"><text:span text:style-name="T11">#include</text:span><text:span text:style-name="T13"> </text:span><text:span text:style-name="T20">"Figure.h"</text:span></text:p>
            <text:p text:style-name="Standard"><text:span text:style-name="T11">#include</text:span><text:span text:style-name="T13"> </text:span><text:span text:style-name="T20">"Rhomb.h"</text:span></text:p>
            <text:p text:style-name="Standard"><text:span text:style-name="T11">#include</text:span><text:span text:style-name="T13"> </text:span><text:span text:style-name="T20">"Pentagon.h"</text:span></text:p>
            <text:p text:style-name="Standard"><text:span text:style-name="T11">#include</text:span><text:span text:style-name="T13"> </text:span><text:span text:style-name="T20">"Hexagon.h"</text:span></text:p>
            <text:p text:style-name="P4"/>
            <text:p text:style-name="Standard"><text:span text:style-name="T22">using</text:span><text:span text:style-name="T13"> </text:span><text:span text:style-name="T22">namespace</text:span><text:span text:style-name="T13"> std;</text:span></text:p>
            <text:p text:style-name="P4"/>
            <text:p text:style-name="Standard"><text:span text:style-name="T22">int</text:span><text:span text:style-name="T13"> main()</text:span></text:p>
            <text:p text:style-name="P4">{</text:p>
            <text:p text:style-name="Standard"><text:span text:style-name="T13"><text:tab/></text:span><text:span text:style-name="T23">shared_ptr</text:span><text:span text:style-name="T13">&lt;</text:span><text:span text:style-name="T23">Figure</text:span><text:span text:style-name="T13">&gt; r(</text:span><text:span text:style-name="T22">new</text:span><text:span text:style-name="T13"> </text:span><text:span text:style-name="T23">Rhomb</text:span><text:span text:style-name="T13">(2, 5));</text:span></text:p>
            <text:p text:style-name="Standard"><text:span text:style-name="T13"><text:tab/></text:span><text:span text:style-name="T23">shared_ptr</text:span><text:span text:style-name="T13">&lt;</text:span><text:span text:style-name="T23">Figure</text:span><text:span text:style-name="T13">&gt; p(</text:span><text:span text:style-name="T22">new</text:span><text:span text:style-name="T13"> </text:span><text:span text:style-name="T23">Pentagon</text:span><text:span text:style-name="T13">(39));</text:span></text:p>
            <text:p text:style-name="Standard"><text:span text:style-name="T13"><text:tab/></text:span><text:span text:style-name="T23">shared_ptr</text:span><text:span text:style-name="T13">&lt;</text:span><text:span text:style-name="T23">Figure</text:span><text:span text:style-name="T13">&gt; h(</text:span><text:span text:style-name="T22">new</text:span><text:span text:style-name="T13"> </text:span><text:span text:style-name="T23">Hexagon</text:span><text:span text:style-name="T13">(5));</text:span></text:p>
            <text:p text:style-name="P4"/>
            <text:p text:style-name="Standard"><text:span text:style-name="T13"><text:tab/>cout </text:span><text:span text:style-name="T26">&lt;&lt;</text:span><text:span text:style-name="T13"> r</text:span><text:span text:style-name="T26">-&gt;</text:span><text:span text:style-name="T13">Square() </text:span><text:span text:style-name="T26">&lt;&lt;</text:span><text:span text:style-name="T13"> endl;</text:span></text:p>
            <text:p text:style-name="Standard"><text:span text:style-name="T13"><text:tab/>cout </text:span><text:span text:style-name="T26">&lt;&lt;</text:span><text:span text:style-name="T13"> p</text:span><text:span text:style-name="T26">-&gt;</text:span><text:span text:style-name="T13">Square() </text:span><text:span text:style-name="T26">&lt;&lt;</text:span><text:span text:style-name="T13"> endl;</text:span></text:p>
            <text:p text:style-name="Standard"><text:span text:style-name="T13"><text:tab/>cout </text:span><text:span text:style-name="T26">&lt;&lt;</text:span><text:span text:style-name="T13"> h</text:span><text:span text:style-name="T26">-&gt;</text:span><text:span text:style-name="T13">Square() </text:span><text:span text:style-name="T26">&lt;&lt;</text:span><text:span text:style-name="T13"> endl;</text:span></text:p>
            <text:p text:style-name="P4"/>
            <text:p text:style-name="Standard"><text:span text:style-name="T13"><text:tab/></text:span><text:span text:style-name="T23">BinaryTree</text:span><text:span text:style-name="T13"> tree;</text:span></text:p>
            <text:p text:style-name="P4"/>
            <text:p text:style-name="P4"><text:tab/>tree.Insert(r);</text:p>
            <text:p text:style-name="P4"><text:tab/>tree.Insert(p);</text:p>
            <text:p text:style-name="P4"/>
            <text:p text:style-name="P4"><text:soft-page-break/><text:tab/>tree.Insert(h);</text:p>
            <text:p text:style-name="P4"/>
            <text:p text:style-name="P4"><text:tab/>tree.Print();</text:p>
            <text:p text:style-name="Standard"><text:span text:style-name="T13"><text:tab/>cout </text:span><text:span text:style-name="T26">&lt;&lt;</text:span><text:span text:style-name="T13"> </text:span><text:span text:style-name="T20">"-----"</text:span><text:span text:style-name="T13"> </text:span><text:span text:style-name="T26">&lt;&lt;</text:span><text:span text:style-name="T13"> endl;</text:span></text:p>
            <text:p text:style-name="P4"/>
            <text:p text:style-name="Standard"><text:span text:style-name="T13"><text:tab/>cout </text:span><text:span text:style-name="T26">&lt;&lt;</text:span><text:span text:style-name="T13"> </text:span><text:span text:style-name="T26">*</text:span><text:span text:style-name="T13">(tree.Find(</text:span><text:span text:style-name="T23">shared_ptr</text:span><text:span text:style-name="T13">&lt;</text:span><text:span text:style-name="T23">Figure</text:span><text:span text:style-name="T13">&gt;(</text:span><text:span text:style-name="T22">new</text:span><text:span text:style-name="T13"> </text:span><text:span text:style-name="T23">Rhomb</text:span><text:span text:style-name="T13">(5, 2))));</text:span></text:p>
            <text:p text:style-name="P4"><text:tab/>tree.Erase(r);</text:p>
            <text:p text:style-name="P4"><text:tab/>tree.Erase(p);</text:p>
            <text:p text:style-name="P4"/>
            <text:p text:style-name="Standard"><text:span text:style-name="T13"><text:tab/>cout </text:span><text:span text:style-name="T26">&lt;&lt;</text:span><text:span text:style-name="T13"> </text:span><text:span text:style-name="T20">"-----"</text:span><text:span text:style-name="T13"> </text:span><text:span text:style-name="T26">&lt;&lt;</text:span><text:span text:style-name="T13"> endl;</text:span></text:p>
            <text:p text:style-name="P4"/>
            <text:p text:style-name="Standard"><text:span text:style-name="T13"><text:tab/>cout </text:span><text:span text:style-name="T26">&lt;&lt;</text:span><text:span text:style-name="T13"> tree;</text:span></text:p>
            <text:p text:style-name="P4"/>
            <text:p text:style-name="Standard"><text:span text:style-name="T13"><text:s text:c="7"/></text:span><text:span text:style-name="T22">return</text:span><text:span text:style-name="T13"> 0;</text:span></text:p>
            <text:p text:style-name="P5">}</text:p>
          </table:table-cell>
        </table:table-row>
      </table:table>
      <text:p text:style-name="P13"/>
      <text:h text:style-name="P51" text:outline-level="2">Выводы</text:h>
      <text:p text:style-name="P3"><text:span text:style-name="T27">В ходе выполнения данной лабораторной работы </text:span><text:span text:style-name="T4">мною были </text:span><text:span text:style-name="T6">закреплены практические навыки работы с классами. Так же я научился работать с умными указателями. Они весьма и весьма удобны и позволяют меньше думать о управлении динамической памятью, и больше думать над алгоритмом решения задачи. Уверен, что это пригодится в будущ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2-26T18:43:38.505000000</dc:date>
    <meta:editing-duration>PT1H2M14S</meta:editing-duration>
    <meta:editing-cycles>29</meta:editing-cycles>
    <meta:document-statistic meta:table-count="4" meta:image-count="0" meta:object-count="0" meta:page-count="6" meta:paragraph-count="217" meta:word-count="801" meta:character-count="6541" meta:non-whitespace-character-count="5752"/>
  </office:meta>
</office:document-meta>
</file>